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43C35D6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86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7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8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7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9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3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74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49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6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0.26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fo:min-height="0.2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6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63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6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63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draw:textarea-vertical-align="middle" fo:min-height="0.2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0.21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draw:textarea-vertical-align="middle" fo:min-height="0.2346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1858in" svg:height="0.287in" svg:x="2.5366in" svg:y="2.0799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1921in" svg:height="0.274in" svg:x="2.722in" svg:y="2.0799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1843in" svg:height="0.287in" svg:x="2.9138in" svg:y="2.0799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187in" svg:height="0.2835in" svg:x="3.098in" svg:y="2.0799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1858in" svg:height="0.2835in" svg:x="3.2846in" svg:y="2.0799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185in" svg:height="0.2835in" svg:x="3.4701in" svg:y="2.0799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1906in" svg:height="0.2787in" svg:x="3.6547in" svg:y="2.0799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185in" svg:height="0.2835in" svg:x="3.8453in" svg:y="2.0799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185in" svg:height="0.2787in" svg:x="4.0299in" svg:y="2.0799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1843in" svg:height="0.2787in" svg:x="4.2146in" svg:y="2.0799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1823in" svg:height="0.274in" svg:x="4.3984in" svg:y="2.0799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1941in" svg:height="0.2787in" svg:x="4.5807in" svg:y="2.0799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185in" svg:height="0.2787in" svg:x="4.7744in" svg:y="2.0799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1894in" svg:height="0.2921in" svg:x="4.9591in" svg:y="2.0701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6" draw:text-style-name="P6" svg:width="0.1843in" svg:height="0.2335in" svg:x="5.148in" svg:y="2.1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7" draw:text-style-name="P6" svg:width="0.1795in" svg:height="0.2748in" svg:x="5.3319in" svg:y="2.0783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8" draw:text-style-name="P6" svg:width="0.1894in" svg:height="0.2496in" svg:x="5.511in" svg:y="2.089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8" draw:text-style-name="P6" svg:width="0.1886in" svg:height="0.2496in" svg:x="5.7in" svg:y="2.089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9" draw:text-style-name="P6" svg:width="0.198in" svg:height="0.265in" svg:x="5.8882in" svg:y="2.089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4" draw:text-style-name="P6" svg:width="0.1717in" svg:height="0.2787in" svg:x="6.0862in" svg:y="2.0791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004in" svg:height="0.287in" svg:x="6.2575in" svg:y="2.0799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7" draw:text-style-name="P6" svg:width="0.1717in" svg:height="0.2748in" svg:x="6.4575in" svg:y="2.0839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10" draw:text-style-name="P6" svg:width="0.1913in" svg:height="0.2697in" svg:x="6.6291in" svg:y="2.089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7" draw:text-style-name="P6" svg:width="0.1988in" svg:height="0.2748in" svg:x="6.8201in" svg:y="2.089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9" draw:text-style-name="P6" svg:width="0.1787in" svg:height="0.265in" svg:x="7.0189in" svg:y="2.089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4" svg:width="0.1898in" svg:height="0.2787in" svg:x="2.3472in" svg:y="2.0799in"><draw:text-box><text:p text:style-name="P3"><text:span text:style-name="T1"><text:a xlink:href="python://get_nama_wajib_pajak(o,0)" xlink:type="simple">0</text:a></text:span></text:p></draw:text-box></draw:frame><draw:frame text:anchor-type="paragraph" draw:z-index="89" draw:style-name="gr14" draw:text-style-name="P12" svg:width="0.1795in" svg:height="0.2622in" svg:x="2.539in" svg:y="1.8035in"><draw:text-box><text:p text:style-name="P11"><text:span text:style-name="T1"><text:a xlink:href="python://get_npwp_wajib_pajak(o,1)" xlink:type="simple">1</text:a></text:span></text:p></draw:text-box></draw:frame><draw:frame text:anchor-type="paragraph" draw:z-index="90" draw:style-name="gr15" draw:text-style-name="P5" svg:width="0.1921in" svg:height="0.2634in" svg:x="2.9016in" svg:y="1.8035in"><draw:text-box><text:p text:style-name="P11"><text:span text:style-name="T1"><text:a xlink:href="python://get_npwp_wajib_pajak(o,2)" xlink:type="simple">2</text:a></text:span></text:p></draw:text-box></draw:frame><draw:frame text:anchor-type="paragraph" draw:z-index="91" draw:style-name="gr15" draw:text-style-name="P5" svg:width="0.187in" svg:height="0.2634in" svg:x="3.0929in" svg:y="1.8035in"><draw:text-box><text:p text:style-name="P11"><text:span text:style-name="T1"><text:a xlink:href="python://get_npwp_wajib_pajak(o,3)" xlink:type="simple">3</text:a></text:span></text:p></draw:text-box></draw:frame><draw:frame text:anchor-type="paragraph" draw:z-index="92" draw:style-name="gr16" draw:text-style-name="P5" svg:width="0.1858in" svg:height="0.2669in" svg:x="3.2799in" svg:y="1.8035in"><draw:text-box><text:p text:style-name="P11"><text:span text:style-name="T1"><text:a xlink:href="python://get_npwp_wajib_pajak(o,4)" xlink:type="simple">4</text:a></text:span></text:p></draw:text-box></draw:frame><draw:frame text:anchor-type="paragraph" draw:z-index="93" draw:style-name="gr15" draw:text-style-name="P5" svg:width="0.1807in" svg:height="0.2634in" svg:x="3.6602in" svg:y="1.8035in"><draw:text-box><text:p text:style-name="P11"><text:span text:style-name="T1"><text:a xlink:href="python://get_npwp_wajib_pajak(o,5)" xlink:type="simple">5</text:a></text:span></text:p></draw:text-box></draw:frame><draw:frame text:anchor-type="paragraph" draw:z-index="94" draw:style-name="gr15" draw:text-style-name="P5" svg:width="0.1858in" svg:height="0.2634in" svg:x="3.8409in" svg:y="1.8035in"><draw:text-box><text:p text:style-name="P3"><text:span text:style-name="T2"><text:a xlink:href="python://get_npwp_wajib_pajak(o,6)" xlink:type="simple">6</text:a></text:span></text:p></draw:text-box></draw:frame><draw:frame text:anchor-type="paragraph" draw:z-index="95" draw:style-name="gr16" draw:text-style-name="P5" svg:width="0.1976in" svg:height="0.2669in" svg:x="4.0264in" svg:y="1.8035in"><draw:text-box><text:p text:style-name="P3"><text:span text:style-name="T2"><text:a xlink:href="python://get_npwp_wajib_pajak(o,7)" xlink:type="simple">7</text:a></text:span></text:p></draw:text-box></draw:frame><draw:frame text:anchor-type="paragraph" draw:z-index="96" draw:style-name="gr16" draw:text-style-name="P5" svg:width="0.185in" svg:height="0.2669in" svg:x="4.4028in" svg:y="1.8035in"><draw:text-box><text:p text:style-name="P3"><text:span text:style-name="T2"><text:a xlink:href="python://get_npwp_wajib_pajak(o,8)" xlink:type="simple">8</text:a></text:span></text:p></draw:text-box></draw:frame><draw:frame text:anchor-type="paragraph" draw:z-index="97" draw:style-name="gr16" draw:text-style-name="P5" svg:width="0.1906in" svg:height="0.2669in" svg:x="4.7626in" svg:y="1.8035in"><draw:text-box><text:p text:style-name="P3"><text:span text:style-name="T2"><text:a xlink:href="python://get_npwp_wajib_pajak(o,9)" xlink:type="simple">9</text:a></text:span></text:p></draw:text-box></draw:frame><draw:frame text:anchor-type="paragraph" draw:z-index="98" draw:style-name="gr15" draw:text-style-name="P6" svg:width="0.187in" svg:height="0.2634in" svg:x="4.948in" svg:y="1.8035in"><draw:text-box><text:p text:style-name="P3"><text:span text:style-name="T2"><text:a xlink:href="python://get_npwp_wajib_pajak(o,10)" xlink:type="simple">10</text:a></text:span></text:p></draw:text-box></draw:frame><draw:frame text:anchor-type="paragraph" draw:z-index="99" draw:style-name="gr16" draw:text-style-name="P6" svg:width="0.1835in" svg:height="0.2669in" svg:x="5.1346in" svg:y="1.8035in"><draw:text-box><text:p text:style-name="P3"><text:span text:style-name="T2"><text:a xlink:href="python://get_npwp_wajib_pajak(o,11)" xlink:type="simple">11</text:a></text:span></text:p></draw:text-box></draw:frame><draw:frame text:anchor-type="paragraph" draw:z-index="100" draw:style-name="gr16" draw:text-style-name="P6" svg:width="0.1898in" svg:height="0.2669in" svg:x="5.5071in" svg:y="1.8035in"><draw:text-box><text:p text:style-name="P3"><text:span text:style-name="T2"><text:a xlink:href="python://get_npwp_wajib_pajak(o,12)" xlink:type="simple">12</text:a></text:span></text:p></draw:text-box></draw:frame><draw:frame text:anchor-type="paragraph" draw:z-index="101" draw:style-name="gr15" draw:text-style-name="P6" svg:width="0.1886in" svg:height="0.2634in" svg:x="5.6965in" svg:y="1.8035in"><draw:text-box><text:p text:style-name="P3"><text:span text:style-name="T2"><text:a xlink:href="python://get_npwp_wajib_pajak(o,13)" xlink:type="simple">13</text:a></text:span></text:p></draw:text-box></draw:frame><draw:frame text:anchor-type="paragraph" draw:z-index="102" draw:style-name="gr16" draw:text-style-name="P6" svg:width="0.1878in" svg:height="0.2669in" svg:x="5.8846in" svg:y="1.8035in"><draw:text-box><text:p text:style-name="P3"><text:span text:style-name="T2"><text:a xlink:href="python://get_npwp_wajib_pajak(o,14)" xlink:type="simple">14</text:a></text:span></text:p></draw:text-box></draw:frame><draw:frame text:anchor-type="paragraph" draw:z-index="103" draw:style-name="gr17" draw:text-style-name="P12" svg:width="0.1803in" svg:height="0.2642in" svg:x="2.3484in" svg:y="1.8035in"><draw:text-box><text:p text:style-name="P11"><text:span text:style-name="T1"><text:a xlink:href="python://get_npwp_wajib_pajak(o,0)" xlink:type="simple">0</text:a></text:span></text:p></draw:text-box></draw:frame><draw:frame text:anchor-type="paragraph" draw:z-index="104" draw:style-name="gr18" draw:text-style-name="P12" svg:width="0.1953in" svg:height="0.2185in" svg:x="3.6327in" svg:y="9.7535in"><draw:text-box><text:p text:style-name="P11"><text:span text:style-name="T1"><text:a xlink:href="python://get_npwp_pemotong_pajak(o,1)" xlink:type="simple">1</text:a></text:span></text:p></draw:text-box></draw:frame><draw:frame text:anchor-type="paragraph" draw:z-index="105" draw:style-name="gr18" draw:text-style-name="P5" svg:width="0.198in" svg:height="0.2185in" svg:x="4.0047in" svg:y="9.7535in"><draw:text-box><text:p text:style-name="P11"><text:span text:style-name="T1"><text:a xlink:href="python://get_npwp_pemotong_pajak(o,2)" xlink:type="simple">2</text:a></text:span></text:p></draw:text-box></draw:frame><draw:frame text:anchor-type="paragraph" draw:z-index="106" draw:style-name="gr18" draw:text-style-name="P5" svg:width="0.1878in" svg:height="0.2185in" svg:x="4.2028in" svg:y="9.7535in"><draw:text-box><text:p text:style-name="P11"><text:span text:style-name="T1"><text:a xlink:href="python://get_npwp_pemotong_pajak(o,3)" xlink:type="simple">3</text:a></text:span></text:p></draw:text-box></draw:frame><draw:frame text:anchor-type="paragraph" draw:z-index="107" draw:style-name="gr18" draw:text-style-name="P5" svg:width="0.1941in" svg:height="0.2185in" svg:x="4.3902in" svg:y="9.7543in"><draw:text-box><text:p text:style-name="P11"><text:span text:style-name="T1"><text:a xlink:href="python://get_npwp_pemotong_pajak(o,4)" xlink:type="simple">4</text:a></text:span></text:p></draw:text-box></draw:frame><draw:frame text:anchor-type="paragraph" draw:z-index="108" draw:style-name="gr18" draw:text-style-name="P5" svg:width="0.2043in" svg:height="0.2185in" svg:x="4.7598in" svg:y="9.7543in"><draw:text-box><text:p text:style-name="P11"><text:span text:style-name="T1"><text:a xlink:href="python://get_npwp_pemotong_pajak(o,5)" xlink:type="simple">5</text:a></text:span></text:p></draw:text-box></draw:frame><draw:frame text:anchor-type="paragraph" draw:z-index="109" draw:style-name="gr18" draw:text-style-name="P5" svg:width="0.1768in" svg:height="0.2185in" svg:x="4.9638in" svg:y="9.7543in"><draw:text-box><text:p text:style-name="P3"><text:span text:style-name="T2"><text:a xlink:href="python://get_npwp_pemotong_pajak(o,6)" xlink:type="simple">6</text:a></text:span></text:p></draw:text-box></draw:frame><draw:frame text:anchor-type="paragraph" draw:z-index="110" draw:style-name="gr18" draw:text-style-name="P5" svg:width="0.1949in" svg:height="0.2185in" svg:x="5.1402in" svg:y="9.7543in"><draw:text-box><text:p text:style-name="P3"><text:span text:style-name="T2"><text:a xlink:href="python://get_npwp_pemotong_pajak(o,7)" xlink:type="simple">7</text:a></text:span></text:p></draw:text-box></draw:frame><draw:frame text:anchor-type="paragraph" draw:z-index="111" draw:style-name="gr18" draw:text-style-name="P5" svg:width="0.1906in" svg:height="0.2185in" svg:x="5.5252in" svg:y="9.7543in"><draw:text-box><text:p text:style-name="P3"><text:span text:style-name="T2"><text:a xlink:href="python://get_npwp_pemotong_pajak(o,8)" xlink:type="simple">8</text:a></text:span></text:p></draw:text-box></draw:frame><draw:frame text:anchor-type="paragraph" draw:z-index="112" draw:style-name="gr18" draw:text-style-name="P5" svg:width="0.1933in" svg:height="0.2185in" svg:x="5.8854in" svg:y="9.7543in"><draw:text-box><text:p text:style-name="P3"><text:span text:style-name="T2"><text:a xlink:href="python://get_npwp_pemotong_pajak(o,9)" xlink:type="simple">9</text:a></text:span></text:p></draw:text-box></draw:frame><draw:frame text:anchor-type="paragraph" draw:z-index="113" draw:style-name="gr18" draw:text-style-name="P6" svg:width="0.1949in" svg:height="0.2185in" svg:x="6.0783in" svg:y="9.7543in"><draw:text-box><text:p text:style-name="P3"><text:span text:style-name="T2"><text:a xlink:href="python://get_npwp_pemotong_pajak(o,10)" xlink:type="simple">10</text:a></text:span></text:p></draw:text-box></draw:frame><draw:frame text:anchor-type="paragraph" draw:z-index="114" draw:style-name="gr18" draw:text-style-name="P6" svg:width="0.1803in" svg:height="0.2185in" svg:x="6.2728in" svg:y="9.7543in"><draw:text-box><text:p text:style-name="P3"><text:span text:style-name="T2"><text:a xlink:href="python://get_npwp_pemotong_pajak(o,11)" xlink:type="simple">11</text:a></text:span></text:p></draw:text-box></draw:frame><draw:frame text:anchor-type="paragraph" draw:z-index="115" draw:style-name="gr18" draw:text-style-name="P6" svg:width="0.1803in" svg:height="0.2185in" svg:x="6.6535in" svg:y="9.7543in"><draw:text-box><text:p text:style-name="P3"><text:span text:style-name="T2"><text:a xlink:href="python://get_npwp_pemotong_pajak(o,12)" xlink:type="simple">12</text:a></text:span></text:p></draw:text-box></draw:frame><draw:frame text:anchor-type="paragraph" draw:z-index="116" draw:style-name="gr18" draw:text-style-name="P6" svg:width="0.1933in" svg:height="0.2185in" svg:x="6.8335in" svg:y="9.7543in"><draw:text-box><text:p text:style-name="P3"><text:span text:style-name="T2"><text:a xlink:href="python://get_npwp_pemotong_pajak(o,13)" xlink:type="simple">13</text:a></text:span></text:p></draw:text-box></draw:frame><draw:frame text:anchor-type="paragraph" draw:z-index="117" draw:style-name="gr18" draw:text-style-name="P6" svg:width="0.1803in" svg:height="0.2185in" svg:x="7.0264in" svg:y="9.7543in"><draw:text-box><text:p text:style-name="P3"><text:span text:style-name="T2"><text:a xlink:href="python://get_npwp_pemotong_pajak(o,14)" xlink:type="simple">14</text:a></text:span></text:p></draw:text-box></draw:frame><draw:frame text:anchor-type="paragraph" draw:z-index="118" draw:style-name="gr18" draw:text-style-name="P12" svg:width="0.1768in" svg:height="0.2185in" svg:x="3.4563in" svg:y="9.7543in"><draw:text-box><text:p text:style-name="P11"><text:span text:style-name="T1"><text:a xlink:href="python://get_npwp_pemotong_pajak(o,0)" xlink:type="simple">0</text:a></text:span></text:p></draw:text-box></draw:frame><draw:frame text:anchor-type="paragraph" draw:z-index="119" draw:style-name="gr19" draw:text-style-name="P4" svg:width="0.1835in" svg:height="0.2114in" svg:x="3.6535in" svg:y="10.1425in"><draw:text-box><text:p text:style-name="P3"><text:span text:style-name="T1"><text:a xlink:href="python://get_nama_pemotong_pajak(o,1)" xlink:type="simple">1</text:a></text:span></text:p></draw:text-box></draw:frame><draw:frame text:anchor-type="paragraph" draw:z-index="120" draw:style-name="gr19" draw:text-style-name="P4" svg:width="0.1894in" svg:height="0.2114in" svg:x="3.8366in" svg:y="10.1425in"><draw:text-box><text:p text:style-name="P3"><text:span text:style-name="T1"><text:a xlink:href="python://get_nama_pemotong_pajak(o,2)" xlink:type="simple">2</text:a></text:span></text:p></draw:text-box></draw:frame><draw:frame text:anchor-type="paragraph" draw:z-index="121" draw:style-name="gr19" draw:text-style-name="P4" svg:width="0.176in" svg:height="0.2114in" svg:x="4.0256in" svg:y="10.1425in"><draw:text-box><text:p text:style-name="P3"><text:span text:style-name="T1"><text:a xlink:href="python://get_nama_pemotong_pajak(o,3)" xlink:type="simple">3</text:a></text:span></text:p></draw:text-box></draw:frame><draw:frame text:anchor-type="paragraph" draw:z-index="122" draw:style-name="gr19" draw:text-style-name="P4" svg:width="0.1862in" svg:height="0.2114in" svg:x="4.2016in" svg:y="10.1425in"><draw:text-box><text:p text:style-name="P3"><text:span text:style-name="T1"><text:a xlink:href="python://get_nama_pemotong_pajak(o,4)" xlink:type="simple">4</text:a></text:span></text:p></draw:text-box></draw:frame><draw:frame text:anchor-type="paragraph" draw:z-index="123" draw:style-name="gr19" draw:text-style-name="P5" svg:width="0.1843in" svg:height="0.2114in" svg:x="4.3874in" svg:y="10.1425in"><draw:text-box><text:p text:style-name="P3"><text:span text:style-name="T2"><text:a xlink:href="python://get_nama_pemotong_pajak(o,5)" xlink:type="simple">5</text:a></text:span></text:p></draw:text-box></draw:frame><draw:frame text:anchor-type="paragraph" draw:z-index="124" draw:style-name="gr19" draw:text-style-name="P5" svg:width="0.2031in" svg:height="0.2114in" svg:x="4.5717in" svg:y="10.1425in"><draw:text-box><text:p text:style-name="P3"><text:span text:style-name="T2"><text:a xlink:href="python://get_nama_pemotong_pajak(o,6)" xlink:type="simple">6</text:a></text:span></text:p></draw:text-box></draw:frame><draw:frame text:anchor-type="paragraph" draw:z-index="125" draw:style-name="gr19" draw:text-style-name="P5" svg:width="0.1661in" svg:height="0.2114in" svg:x="4.7744in" svg:y="10.1425in"><draw:text-box><text:p text:style-name="P3"><text:span text:style-name="T2"><text:a xlink:href="python://get_nama_pemotong_pajak(o,7)" xlink:type="simple">7</text:a></text:span></text:p></draw:text-box></draw:frame><draw:frame text:anchor-type="paragraph" draw:z-index="126" draw:style-name="gr20" draw:text-style-name="P4" svg:width="0.165in" svg:height="0.2106in" svg:x="4.9693in" svg:y="10.1437in"><draw:text-box><text:p text:style-name="P3"><text:span text:style-name="T1"><text:a xlink:href="python://get_nama_pemotong_pajak(o,8)" xlink:type="simple">8</text:a></text:span></text:p></draw:text-box></draw:frame><draw:frame text:anchor-type="paragraph" draw:z-index="127" draw:style-name="gr19" draw:text-style-name="P4" svg:width="0.1843in" svg:height="0.2114in" svg:x="5.1339in" svg:y="10.1425in"><draw:text-box><text:p text:style-name="P3"><text:span text:style-name="T1"><text:a xlink:href="python://get_nama_pemotong_pajak(o,9)" xlink:type="simple">9</text:a></text:span></text:p></draw:text-box></draw:frame><draw:frame text:anchor-type="paragraph" draw:z-index="128" draw:style-name="gr20" draw:text-style-name="P6" svg:width="0.2016in" svg:height="0.2106in" svg:x="5.3181in" svg:y="10.1437in"><draw:text-box><text:p text:style-name="P3"><text:span text:style-name="T1"><text:a xlink:href="python://get_nama_pemotong_pajak(o,10)" xlink:type="simple">10</text:a></text:span></text:p></draw:text-box></draw:frame><draw:frame text:anchor-type="paragraph" draw:z-index="129" draw:style-name="gr20" draw:text-style-name="P6" svg:width="0.1886in" svg:height="0.2106in" svg:x="5.5193in" svg:y="10.1437in"><draw:text-box><text:p text:style-name="P3"><text:span text:style-name="T1"><text:a xlink:href="python://get_nama_pemotong_pajak(o,11)" xlink:type="simple">11</text:a></text:span></text:p></draw:text-box></draw:frame><draw:frame text:anchor-type="paragraph" draw:z-index="130" draw:style-name="gr20" draw:text-style-name="P6" svg:width="0.1677in" svg:height="0.2106in" svg:x="5.7075in" svg:y="10.1437in"><draw:text-box><text:p text:style-name="P3"><text:span text:style-name="T1"><text:a xlink:href="python://get_nama_pemotong_pajak(o,12)" xlink:type="simple">12</text:a></text:span></text:p></draw:text-box></draw:frame><draw:frame text:anchor-type="paragraph" draw:z-index="131" draw:style-name="gr20" draw:text-style-name="P6" svg:width="0.1933in" svg:height="0.2106in" svg:x="5.8752in" svg:y="10.1437in"><draw:text-box><text:p text:style-name="P3"><text:span text:style-name="T1"><text:a xlink:href="python://get_nama_pemotong_pajak(o,13)" xlink:type="simple">13</text:a></text:span></text:p></draw:text-box></draw:frame><draw:frame text:anchor-type="paragraph" draw:z-index="132" draw:style-name="gr20" draw:text-style-name="P6" svg:width="0.1933in" svg:height="0.2106in" svg:x="6.0681in" svg:y="10.1437in"><draw:text-box><text:p text:style-name="P3"><text:span text:style-name="T1"><text:a xlink:href="python://get_nama_pemotong_pajak(o,14)" xlink:type="simple">14</text:a></text:span></text:p></draw:text-box></draw:frame><draw:frame text:anchor-type="paragraph" draw:z-index="133" draw:style-name="gr20" draw:text-style-name="P6" svg:width="0.1858in" svg:height="0.2106in" svg:x="6.261in" svg:y="10.1437in"><draw:text-box><text:p text:style-name="P3"><text:span text:style-name="T1"><text:a xlink:href="python://get_nama_pemotong_pajak(o,15)" xlink:type="simple">15</text:a></text:span></text:p></draw:text-box></draw:frame><draw:frame text:anchor-type="paragraph" draw:z-index="134" draw:style-name="gr20" draw:text-style-name="P6" svg:width="0.1795in" svg:height="0.2106in" svg:x="6.4465in" svg:y="10.1437in"><draw:text-box><text:p text:style-name="P3"><text:span text:style-name="T1"><text:a xlink:href="python://get_nama_pemotong_pajak(o,16)" xlink:type="simple">16</text:a></text:span></text:p></draw:text-box></draw:frame><draw:frame text:anchor-type="paragraph" draw:z-index="135" draw:style-name="gr20" draw:text-style-name="P6" svg:width="0.1795in" svg:height="0.2106in" svg:x="6.6327in" svg:y="10.1437in"><draw:text-box><text:p text:style-name="P3"><text:span text:style-name="T1"><text:a xlink:href="python://get_nama_pemotong_pajak(o,17)" xlink:type="simple">17</text:a></text:span></text:p></draw:text-box></draw:frame><draw:frame text:anchor-type="paragraph" draw:z-index="136" draw:style-name="gr20" draw:text-style-name="P6" svg:width="0.1689in" svg:height="0.2106in" svg:x="6.8339in" svg:y="10.1437in"><draw:text-box><text:p text:style-name="P3"><text:span text:style-name="T1"><text:a xlink:href="python://get_nama_pemotong_pajak(o,18)" xlink:type="simple">18</text:a></text:span></text:p></draw:text-box></draw:frame><draw:frame text:anchor-type="paragraph" draw:z-index="137" draw:style-name="gr20" draw:text-style-name="P6" svg:width="0.1996in" svg:height="0.2106in" svg:x="7.0028in" svg:y="10.1437in"><draw:text-box><text:p text:style-name="P3"><text:span text:style-name="T1"><text:a xlink:href="python://get_nama_pemotong_pajak(o,19)" xlink:type="simple">19</text:a></text:span></text:p></draw:text-box></draw:frame><draw:frame text:anchor-type="paragraph" draw:z-index="138" draw:style-name="gr21" draw:text-style-name="P4" svg:width="0.2004in" svg:height="0.235in" svg:x="3.4535in" svg:y="10.1346in"><draw:text-box><text:p text:style-name="P3"><text:span text:style-name="T1"><text:a xlink:href="python://get_nama_pemotong_pajak(o,0)" xlink:type="simple">0</text:a></text:span></text:p></draw:text-box></draw:frame><draw:frame text:anchor-type="paragraph" draw:z-index="26" draw:style-name="gr11" draw:text-style-name="P5" svg:width="0.187in" svg:height="0.2504in" svg:x="2.5189in" svg:y="2.3917in"><draw:text-box><text:p text:style-name="P3"><text:span text:style-name="T2"><text:a xlink:href="python://get_alamat_wajib_pajak(o,1)" xlink:type="simple">1</text:a></text:span></text:p></draw:text-box></draw:frame><draw:frame text:anchor-type="paragraph" draw:z-index="27" draw:style-name="gr11" draw:text-style-name="P5" svg:width="0.1843in" svg:height="0.2504in" svg:x="2.7055in" svg:y="2.3917in"><draw:text-box><text:p text:style-name="P3"><text:span text:style-name="T2"><text:a xlink:href="python://get_alamat_wajib_pajak(o,2)" xlink:type="simple">2</text:a></text:span></text:p></draw:text-box></draw:frame><draw:frame text:anchor-type="paragraph" draw:z-index="28" draw:style-name="gr11" draw:text-style-name="P5" svg:width="0.2031in" svg:height="0.2504in" svg:x="2.8898in" svg:y="2.3917in"><draw:text-box><text:p text:style-name="P3"><text:span text:style-name="T2"><text:a xlink:href="python://get_alamat_wajib_pajak(o,3)" xlink:type="simple">3</text:a></text:span></text:p></draw:text-box></draw:frame><draw:frame text:anchor-type="paragraph" draw:z-index="29" draw:style-name="gr11" draw:text-style-name="P5" svg:width="0.1969in" svg:height="0.2504in" svg:x="3.0756in" svg:y="2.3917in"><draw:text-box><text:p text:style-name="P3"><text:span text:style-name="T2"><text:a xlink:href="python://get_alamat_wajib_pajak(o,4)" xlink:type="simple">4</text:a></text:span></text:p></draw:text-box></draw:frame><draw:frame text:anchor-type="paragraph" draw:z-index="30" draw:style-name="gr8" draw:text-style-name="P5" svg:width="0.1862in" svg:height="0.2496in" svg:x="3.272in" svg:y="2.3925in"><draw:text-box><text:p text:style-name="P3"><text:span text:style-name="T2"><text:a xlink:href="python://get_alamat_wajib_pajak(o,5)" xlink:type="simple">5</text:a></text:span></text:p></draw:text-box></draw:frame><draw:frame text:anchor-type="paragraph" draw:z-index="31" draw:style-name="gr8" draw:text-style-name="P5" svg:width="0.185in" svg:height="0.2496in" svg:x="3.4583in" svg:y="2.3925in"><draw:text-box><text:p text:style-name="P3"><text:span text:style-name="T2"><text:a xlink:href="python://get_alamat_wajib_pajak(o,6)" xlink:type="simple">6</text:a></text:span></text:p></draw:text-box></draw:frame><draw:frame text:anchor-type="paragraph" draw:z-index="32" draw:style-name="gr8" draw:text-style-name="P5" svg:width="0.1835in" svg:height="0.2496in" svg:x="3.6429in" svg:y="2.3925in"><draw:text-box><text:p text:style-name="P3"><text:span text:style-name="T2"><text:a xlink:href="python://get_alamat_wajib_pajak(o,7)" xlink:type="simple">7</text:a></text:span></text:p></draw:text-box></draw:frame><draw:frame text:anchor-type="paragraph" draw:z-index="33" draw:style-name="gr8" draw:text-style-name="P5" svg:width="0.1858in" svg:height="0.2496in" svg:x="3.8264in" svg:y="2.3925in"><draw:text-box><text:p text:style-name="P3"><text:span text:style-name="T2"><text:a xlink:href="python://get_alamat_wajib_pajak(o,8)" xlink:type="simple">8</text:a></text:span></text:p></draw:text-box></draw:frame><draw:frame text:anchor-type="paragraph" draw:z-index="34" draw:style-name="gr8" draw:text-style-name="P5" svg:width="0.1925in" svg:height="0.2496in" svg:x="4.0118in" svg:y="2.3925in"><draw:text-box><text:p text:style-name="P3"><text:span text:style-name="T2"><text:a xlink:href="python://get_alamat_wajib_pajak(o,9)" xlink:type="simple">9</text:a></text:span></text:p></draw:text-box></draw:frame><draw:frame text:anchor-type="paragraph" draw:z-index="35" draw:style-name="gr8" draw:text-style-name="P6" svg:width="0.1906in" svg:height="0.2496in" svg:x="4.2043in" svg:y="2.3925in"><draw:text-box><text:p text:style-name="P3"><text:span text:style-name="T2"><text:a xlink:href="python://get_alamat_wajib_pajak(o,10)" xlink:type="simple">10</text:a></text:span></text:p></draw:text-box></draw:frame><draw:frame text:anchor-type="paragraph" draw:z-index="36" draw:style-name="gr8" draw:text-style-name="P6" svg:width="0.1862in" svg:height="0.2496in" svg:x="4.3929in" svg:y="2.3925in"><draw:text-box><text:p text:style-name="P3"><text:span text:style-name="T2"><text:a xlink:href="python://get_alamat_wajib_pajak(o,11)" xlink:type="simple">11</text:a></text:span></text:p></draw:text-box></draw:frame><draw:frame text:anchor-type="paragraph" draw:z-index="37" draw:style-name="gr8" draw:text-style-name="P6" svg:width="0.1925in" svg:height="0.2496in" svg:x="4.5791in" svg:y="2.3925in"><draw:text-box><text:p text:style-name="P3"><text:span text:style-name="T2"><text:a xlink:href="python://get_alamat_wajib_pajak(o,12)" xlink:type="simple">12</text:a></text:span></text:p></draw:text-box></draw:frame><draw:frame text:anchor-type="paragraph" draw:z-index="38" draw:style-name="gr8" draw:text-style-name="P6" svg:width="0.1795in" svg:height="0.2496in" svg:x="4.7717in" svg:y="2.3925in"><draw:text-box><text:p text:style-name="P3"><text:span text:style-name="T2"><text:a xlink:href="python://get_alamat_wajib_pajak(o,13)" xlink:type="simple">13</text:a></text:span></text:p></draw:text-box></draw:frame><draw:frame text:anchor-type="paragraph" draw:z-index="39" draw:style-name="gr8" draw:text-style-name="P6" svg:width="0.1933in" svg:height="0.2496in" svg:x="4.9508in" svg:y="2.3925in"><draw:text-box><text:p text:style-name="P3"><text:span text:style-name="T2"><text:a xlink:href="python://get_alamat_wajib_pajak(o,14)" xlink:type="simple">14</text:a></text:span></text:p></draw:text-box></draw:frame><draw:frame text:anchor-type="paragraph" draw:z-index="40" draw:style-name="gr8" draw:text-style-name="P6" svg:width="0.178in" svg:height="0.2496in" svg:x="5.1429in" svg:y="2.3925in"><draw:text-box><text:p text:style-name="P3"><text:span text:style-name="T2"><text:a xlink:href="python://get_alamat_wajib_pajak(o,15)" xlink:type="simple">15</text:a></text:span></text:p></draw:text-box></draw:frame><draw:frame text:anchor-type="paragraph" draw:z-index="41" draw:style-name="gr8" draw:text-style-name="P6" svg:width="0.1933in" svg:height="0.2496in" svg:x="5.3209in" svg:y="2.3925in"><draw:text-box><text:p text:style-name="P3"><text:span text:style-name="T2"><text:a xlink:href="python://get_alamat_wajib_pajak(o,16)" xlink:type="simple">16</text:a></text:span></text:p></draw:text-box></draw:frame><draw:frame text:anchor-type="paragraph" draw:z-index="42" draw:style-name="gr8" draw:text-style-name="P6" svg:width="0.1823in" svg:height="0.2496in" svg:x="5.5138in" svg:y="2.3925in"><draw:text-box><text:p text:style-name="P3"><text:span text:style-name="T2"><text:a xlink:href="python://get_alamat_wajib_pajak(o,17)" xlink:type="simple">17</text:a></text:span></text:p></draw:text-box></draw:frame><draw:frame text:anchor-type="paragraph" draw:z-index="43" draw:style-name="gr8" draw:text-style-name="P6" svg:width="0.1787in" svg:height="0.2496in" svg:x="5.7146in" svg:y="2.3925in"><draw:text-box><text:p text:style-name="P3"><text:span text:style-name="T2"><text:a xlink:href="python://get_alamat_wajib_pajak(o,18)" xlink:type="simple">18</text:a></text:span></text:p></draw:text-box></draw:frame><draw:frame text:anchor-type="paragraph" draw:z-index="44" draw:style-name="gr8" draw:text-style-name="P6" svg:width="0.185in" svg:height="0.2496in" svg:x="5.8925in" svg:y="2.3925in"><draw:text-box><text:p text:style-name="P3"><text:span text:style-name="T2"><text:a xlink:href="python://get_alamat_wajib_pajak(o,19)" xlink:type="simple">19</text:a></text:span></text:p></draw:text-box></draw:frame><draw:frame text:anchor-type="paragraph" draw:z-index="45" draw:style-name="gr8" draw:text-style-name="P6" svg:width="0.187in" svg:height="0.2496in" svg:x="6.0772in" svg:y="2.3925in"><draw:text-box><text:p text:style-name="P3"><text:span text:style-name="T2"><text:a xlink:href="python://get_alamat_wajib_pajak(o,20)" xlink:type="simple">20</text:a></text:span></text:p></draw:text-box></draw:frame><draw:frame text:anchor-type="paragraph" draw:z-index="46" draw:style-name="gr8" draw:text-style-name="P6" svg:width="0.1925in" svg:height="0.2496in" svg:x="6.2638in" svg:y="2.3925in"><draw:text-box><text:p text:style-name="P3"><text:span text:style-name="T2"><text:a xlink:href="python://get_alamat_wajib_pajak(o,21)" xlink:type="simple">21</text:a></text:span></text:p></draw:text-box></draw:frame><draw:frame text:anchor-type="paragraph" draw:z-index="47" draw:style-name="gr8" draw:text-style-name="P6" svg:width="0.1862in" svg:height="0.2496in" svg:x="6.4563in" svg:y="2.3925in"><draw:text-box><text:p text:style-name="P3"><text:span text:style-name="T2"><text:a xlink:href="python://get_alamat_wajib_pajak(o,22)" xlink:type="simple">22</text:a></text:span></text:p></draw:text-box></draw:frame><draw:frame text:anchor-type="paragraph" draw:z-index="48" draw:style-name="gr8" draw:text-style-name="P6" svg:width="0.1858in" svg:height="0.2496in" svg:x="6.6425in" svg:y="2.3925in"><draw:text-box><text:p text:style-name="P3"><text:span text:style-name="T2"><text:a xlink:href="python://get_alamat_wajib_pajak(o,23)" xlink:type="simple">23</text:a></text:span></text:p></draw:text-box></draw:frame><draw:frame text:anchor-type="paragraph" draw:z-index="49" draw:style-name="gr8" draw:text-style-name="P6" svg:width="0.1858in" svg:height="0.2496in" svg:x="6.828in" svg:y="2.3925in"><draw:text-box><text:p text:style-name="P3"><text:span text:style-name="T2"><text:a xlink:href="python://get_alamat_wajib_pajak(o,24)" xlink:type="simple">24</text:a></text:span></text:p></draw:text-box></draw:frame><draw:frame text:anchor-type="paragraph" draw:z-index="50" draw:style-name="gr8" draw:text-style-name="P6" svg:width="0.1858in" svg:height="0.2496in" svg:x="7.0134in" svg:y="2.3925in"><draw:text-box><text:p text:style-name="P3"><text:span text:style-name="T2"><text:a xlink:href="python://get_alamat_wajib_pajak(o,25)" xlink:type="simple">25</text:a></text:span></text:p></draw:text-box></draw:frame><draw:frame text:anchor-type="paragraph" draw:z-index="51" draw:style-name="gr8" draw:text-style-name="P5" svg:width="0.1807in" svg:height="0.2496in" svg:x="2.3382in" svg:y="2.3925in"><draw:text-box><text:p text:style-name="P3"><text:span text:style-name="T2"><text:a xlink:href="python://get_alamat_wajib_pajak(o,0)" xlink:type="simple">0</text:a></text:span></text:p></draw:text-box></draw:frame><draw:frame text:anchor-type="paragraph" draw:z-index="154" draw:style-name="gr19" draw:text-style-name="P4" svg:width="0.1835in" svg:height="0.2114in" svg:x="3.6634in" svg:y="10.4in"><draw:text-box><text:p text:style-name="P3"><text:span text:style-name="T1"><text:a xlink:href="python://get_nama_pemotong_pajak(o,21)" xlink:type="simple">21</text:a></text:span></text:p></draw:text-box></draw:frame><draw:frame text:anchor-type="paragraph" draw:z-index="155" draw:style-name="gr19" draw:text-style-name="P4" svg:width="0.1894in" svg:height="0.2114in" svg:x="3.8465in" svg:y="10.4in"><draw:text-box><text:p text:style-name="P3"><text:span text:style-name="T1"><text:a xlink:href="python://get_nama_pemotong_pajak(o,22)" xlink:type="simple">22</text:a></text:span></text:p></draw:text-box></draw:frame><draw:frame text:anchor-type="paragraph" draw:z-index="156" draw:style-name="gr19" draw:text-style-name="P4" svg:width="0.176in" svg:height="0.2114in" svg:x="4.0354in" svg:y="10.4in"><draw:text-box><text:p text:style-name="P3"><text:span text:style-name="T1"><text:a xlink:href="python://get_nama_pemotong_pajak(o,23)" xlink:type="simple">23</text:a></text:span></text:p></draw:text-box></draw:frame><draw:frame text:anchor-type="paragraph" draw:z-index="157" draw:style-name="gr19" draw:text-style-name="P4" svg:width="0.1862in" svg:height="0.2114in" svg:x="4.211in" svg:y="10.4in"><draw:text-box><text:p text:style-name="P3"><text:span text:style-name="T1"><text:a xlink:href="python://get_nama_pemotong_pajak(o,24)" xlink:type="simple">24</text:a></text:span></text:p></draw:text-box></draw:frame><draw:frame text:anchor-type="paragraph" draw:z-index="158" draw:style-name="gr19" draw:text-style-name="P5" svg:width="0.1843in" svg:height="0.2114in" svg:x="4.3972in" svg:y="10.4in"><draw:text-box><text:p text:style-name="P3"><text:span text:style-name="T2"><text:a xlink:href="python://get_nama_pemotong_pajak(o,25)" xlink:type="simple">25</text:a></text:span></text:p></draw:text-box></draw:frame><draw:frame text:anchor-type="paragraph" draw:z-index="159" draw:style-name="gr19" draw:text-style-name="P5" svg:width="0.2031in" svg:height="0.2114in" svg:x="4.5811in" svg:y="10.4in"><draw:text-box><text:p text:style-name="P3"><text:span text:style-name="T2"><text:a xlink:href="python://get_nama_pemotong_pajak(o,26)" xlink:type="simple">26</text:a></text:span></text:p></draw:text-box></draw:frame><draw:frame text:anchor-type="paragraph" draw:z-index="160" draw:style-name="gr19" draw:text-style-name="P5" svg:width="0.1661in" svg:height="0.2114in" svg:x="4.7839in" svg:y="10.4in"><draw:text-box><text:p text:style-name="P3"><text:span text:style-name="T2"><text:a xlink:href="python://get_nama_pemotong_pajak(o,27)" xlink:type="simple">27</text:a></text:span></text:p></draw:text-box></draw:frame><draw:frame text:anchor-type="paragraph" draw:z-index="161" draw:style-name="gr20" draw:text-style-name="P4" svg:width="0.1697in" svg:height="0.2106in" svg:x="4.9744in" svg:y="10.4016in"><draw:text-box><text:p text:style-name="P3"><text:span text:style-name="T1"><text:a xlink:href="python://get_nama_pemotong_pajak(o,28)" xlink:type="simple">28</text:a></text:span></text:p></draw:text-box></draw:frame><draw:frame text:anchor-type="paragraph" draw:z-index="162" draw:style-name="gr19" draw:text-style-name="P4" svg:width="0.1843in" svg:height="0.2114in" svg:x="5.1437in" svg:y="10.4in"><draw:text-box><text:p text:style-name="P3"><text:span text:style-name="T1"><text:a xlink:href="python://get_nama_pemotong_pajak(o,29)" xlink:type="simple">29</text:a></text:span></text:p></draw:text-box></draw:frame><draw:frame text:anchor-type="paragraph" draw:z-index="163" draw:style-name="gr20" draw:text-style-name="P6" svg:width="0.2016in" svg:height="0.2106in" svg:x="5.328in" svg:y="10.4016in"><draw:text-box><text:p text:style-name="P3"><text:span text:style-name="T1"><text:a xlink:href="python://get_nama_pemotong_pajak(o,30)" xlink:type="simple">30</text:a></text:span></text:p></draw:text-box></draw:frame><draw:frame text:anchor-type="paragraph" draw:z-index="164" draw:style-name="gr20" draw:text-style-name="P6" svg:width="0.1886in" svg:height="0.2106in" svg:x="5.5291in" svg:y="10.4016in"><draw:text-box><text:p text:style-name="P3"><text:span text:style-name="T1"><text:a xlink:href="python://get_nama_pemotong_pajak(o,31)" xlink:type="simple">31</text:a></text:span></text:p></draw:text-box></draw:frame><draw:frame text:anchor-type="paragraph" draw:z-index="165" draw:style-name="gr20" draw:text-style-name="P6" svg:width="0.1677in" svg:height="0.2106in" svg:x="5.7173in" svg:y="10.4016in"><draw:text-box><text:p text:style-name="P3"><text:span text:style-name="T1"><text:a xlink:href="python://get_nama_pemotong_pajak(o,32)" xlink:type="simple">32</text:a></text:span></text:p></draw:text-box></draw:frame><draw:frame text:anchor-type="paragraph" draw:z-index="166" draw:style-name="gr20" draw:text-style-name="P6" svg:width="0.1933in" svg:height="0.2106in" svg:x="5.8846in" svg:y="10.4016in"><draw:text-box><text:p text:style-name="P3"><text:span text:style-name="T1"><text:a xlink:href="python://get_nama_pemotong_pajak(o,33)" xlink:type="simple">33</text:a></text:span></text:p></draw:text-box></draw:frame><draw:frame text:anchor-type="paragraph" draw:z-index="167" draw:style-name="gr20" draw:text-style-name="P6" svg:width="0.1933in" svg:height="0.2106in" svg:x="6.078in" svg:y="10.4016in"><draw:text-box><text:p text:style-name="P3"><text:span text:style-name="T1"><text:a xlink:href="python://get_nama_pemotong_pajak(o,34)" xlink:type="simple">34</text:a></text:span></text:p></draw:text-box></draw:frame><draw:frame text:anchor-type="paragraph" draw:z-index="168" draw:style-name="gr20" draw:text-style-name="P6" svg:width="0.1858in" svg:height="0.2106in" svg:x="6.2709in" svg:y="10.4016in"><draw:text-box><text:p text:style-name="P3"><text:span text:style-name="T1"><text:a xlink:href="python://get_nama_pemotong_pajak(o,35)" xlink:type="simple">35</text:a></text:span></text:p></draw:text-box></draw:frame><draw:frame text:anchor-type="paragraph" draw:z-index="169" draw:style-name="gr20" draw:text-style-name="P6" svg:width="0.1795in" svg:height="0.2106in" svg:x="6.4563in" svg:y="10.4016in"><draw:text-box><text:p text:style-name="P3"><text:span text:style-name="T1"><text:a xlink:href="python://get_nama_pemotong_pajak(o,36)" xlink:type="simple">36</text:a></text:span></text:p></draw:text-box></draw:frame><draw:frame text:anchor-type="paragraph" draw:z-index="170" draw:style-name="gr20" draw:text-style-name="P6" svg:width="0.1795in" svg:height="0.2106in" svg:x="6.6425in" svg:y="10.4016in"><draw:text-box><text:p text:style-name="P3"><text:span text:style-name="T1"><text:a xlink:href="python://get_nama_pemotong_pajak(o,37)" xlink:type="simple">37</text:a></text:span></text:p></draw:text-box></draw:frame><draw:frame text:anchor-type="paragraph" draw:z-index="171" draw:style-name="gr20" draw:text-style-name="P6" svg:width="0.1685in" svg:height="0.2106in" svg:x="6.8445in" svg:y="10.4016in"><draw:text-box><text:p text:style-name="P3"><text:span text:style-name="T1"><text:a xlink:href="python://get_nama_pemotong_pajak(o,38)" xlink:type="simple">38</text:a></text:span></text:p></draw:text-box></draw:frame><draw:frame text:anchor-type="paragraph" draw:z-index="172" draw:style-name="gr20" draw:text-style-name="P6" svg:width="0.1996in" svg:height="0.2106in" svg:x="7.0126in" svg:y="10.4016in"><draw:text-box><text:p text:style-name="P3"><text:span text:style-name="T1"><text:a xlink:href="python://get_nama_pemotong_pajak(o,39)" xlink:type="simple">39</text:a></text:span></text:p></draw:text-box></draw:frame><draw:frame text:anchor-type="paragraph" draw:z-index="173" draw:style-name="gr21" draw:text-style-name="P4" svg:width="0.2004in" svg:height="0.235in" svg:x="3.4634in" svg:y="10.3925in"><draw:text-box><text:p text:style-name="P3"><text:span text:style-name="T1"><text:a xlink:href="python://get_nama_pemotong_pajak(o,20)" xlink:type="simple">20</text:a></text:span></text:p></draw:text-box></draw:frame><draw:frame text:anchor-type="paragraph" draw:z-index="52" draw:style-name="gr12" draw:text-style-name="P7" svg:width="6.7248in" svg:height="0.2169in" svg:x="0.4689in" svg:y="3.352in"><draw:text-box><text:p><text:span text:style-name="T3"><text:a xlink:href="python://compute_matrix_line(o.line_ids)" xlink:type="simple">COMPUTE MATRIX</text:a></text:span></text:p></draw:text-box></draw:frame><draw:frame text:anchor-type="paragraph" draw:z-index="54" draw:style-name="gr13" draw:text-style-name="P7" svg:width="1.8724in" svg:height="0.2106in" svg:x="3.2717in" svg:y="4.9654in"><draw:text-box><text:p text:style-name="P8"><text:span text:style-name="T4"><text:a xlink:href="python://formatLang(get_matrix_line(5).get('bruto', &quot;&quot;), dp='Bukti Potong PPH No Decimal')" xlink:type="simple">BRUTO_5</text:a></text:span></text:p></draw:text-box></draw:frame><draw:frame text:anchor-type="paragraph" draw:z-index="55" draw:style-name="gr13" draw:text-style-name="P7" svg:width="1.863in" svg:height="0.2504in" svg:x="3.2811in" svg:y="4.702in"><draw:text-box><text:p text:style-name="P8"><text:span text:style-name="T4"><text:a xlink:href="python://formatLang(get_matrix_line(4).get('bruto', &quot;&quot;), dp='Bukti Potong PPH No Decimal')" xlink:type="simple">BRUTO_4</text:a></text:span></text:p></draw:text-box></draw:frame><draw:frame text:anchor-type="paragraph" draw:z-index="56" draw:style-name="gr13" draw:text-style-name="P7" svg:width="1.863in" svg:height="0.2106in" svg:x="3.2811in" svg:y="4.4917in"><draw:text-box><text:p text:style-name="P8"><text:span text:style-name="T4"><text:a xlink:href="python://formatLang(get_matrix_line(3).get('bruto', &quot;&quot;), dp='Bukti Potong PPH No Decimal')" xlink:type="simple">BRUTO_3</text:a></text:span></text:p></draw:text-box></draw:frame><draw:frame text:anchor-type="paragraph" draw:z-index="57" draw:style-name="gr13" draw:text-style-name="P7" svg:width="1.8524in" svg:height="0.2205in" svg:x="3.2866in" svg:y="4.2417in"><draw:text-box><text:p text:style-name="P8"><text:span text:style-name="T4"><text:a xlink:href="python://formatLang(get_matrix_line(2).get('bruto', &quot;&quot;), dp='Bukti Potong PPH No Decimal')" xlink:type="simple">BRUTO_2</text:a></text:span></text:p></draw:text-box></draw:frame><draw:frame text:anchor-type="paragraph" draw:z-index="58" draw:style-name="gr13" draw:text-style-name="P7" svg:width="1.8551in" svg:height="0.4661in" svg:x="3.2917in" svg:y="3.7756in"><draw:text-box><text:p text:style-name="P8"><text:span text:style-name="T4"><text:a xlink:href="python://formatLang(get_matrix_line(1).get('bruto', &quot;&quot;), dp='Bukti Potong PPH No Decimal')" xlink:type="simple">BRUTO_1</text:a></text:span></text:p></draw:text-box></draw:frame><draw:frame text:anchor-type="paragraph" draw:z-index="59" draw:style-name="gr13" draw:text-style-name="P7" svg:width="1.8677in" svg:height="0.7343in" svg:x="3.2764in" svg:y="5.1756in"><draw:text-box><text:p text:style-name="P8"><text:span text:style-name="T4"><text:a xlink:href="python://formatLang(get_matrix_line(6).get('bruto', &quot;&quot;), dp='Bukti Potong PPH No Decimal')" xlink:type="simple">BRUTO_6</text:a></text:span></text:p></draw:text-box></draw:frame><draw:frame text:anchor-type="paragraph" draw:z-index="60" draw:style-name="gr13" draw:text-style-name="P7" svg:width="1.8579in" svg:height="0.4717in" svg:x="3.2862in" svg:y="5.9098in"><draw:text-box><text:p text:style-name="P8"><text:span text:style-name="T4"><text:a xlink:href="python://formatLang(get_matrix_line(7).get('bruto', &quot;&quot;), dp='Bukti Potong PPH No Decimal')" xlink:type="simple">BRUTO_7</text:a></text:span></text:p></draw:text-box></draw:frame><draw:frame text:anchor-type="paragraph" draw:z-index="61" draw:style-name="gr13" draw:text-style-name="P7" svg:width="1.863in" svg:height="0.2106in" svg:x="3.2811in" svg:y="6.3811in"><draw:text-box><text:p text:style-name="P8"><text:span text:style-name="T4"><text:a xlink:href="python://formatLang(get_matrix_line(8).get('bruto', &quot;&quot;), dp='Bukti Potong PPH No Decimal')" xlink:type="simple">BRUTO_8</text:a></text:span></text:p></draw:text-box></draw:frame><draw:frame text:anchor-type="paragraph" draw:z-index="62" draw:style-name="gr13" draw:text-style-name="P7" svg:width="1.8677in" svg:height="0.2425in" svg:x="3.2764in" svg:y="6.5917in"><draw:text-box><text:p text:style-name="P8"><text:span text:style-name="T4"><text:a xlink:href="python://formatLang(get_matrix_line(9).get('bruto', &quot;&quot;), dp='Bukti Potong PPH No Decimal')" xlink:type="simple">BRUTO_9</text:a></text:span></text:p></draw:text-box></draw:frame><draw:frame text:anchor-type="paragraph" draw:z-index="63" draw:style-name="gr13" draw:text-style-name="P7" svg:width="1.8677in" svg:height="0.4661in" svg:x="3.2764in" svg:y="6.8339in"><draw:text-box><text:p text:style-name="P8"><text:span text:style-name="T4"><text:a xlink:href="python://formatLang(get_matrix_line(10).get('bruto', &quot;&quot;), dp='Bukti Potong PPH No Decimal')" xlink:type="simple">BRUTO_10</text:a></text:span></text:p></draw:text-box></draw:frame><draw:frame text:anchor-type="paragraph" draw:z-index="64" draw:style-name="gr13" draw:text-style-name="P7" svg:width="1.8406in" svg:height="0.4815in" svg:x="3.3035in" svg:y="7.3in"><draw:text-box><text:p text:style-name="P8"><text:span text:style-name="T4"><text:a xlink:href="python://formatLang(get_matrix_line(11).get('bruto', &quot;&quot;), dp='Bukti Potong PPH No Decimal')" xlink:type="simple">BRUTO_11</text:a></text:span></text:p></draw:text-box></draw:frame><draw:frame text:anchor-type="paragraph" draw:z-index="65" draw:style-name="gr13" draw:text-style-name="P7" svg:width="1.1224in" svg:height="0.2449in" svg:x="6.0752in" svg:y="4.948in"><draw:text-box><text:p text:style-name="P8"><text:span text:style-name="T4"><text:a xlink:href="python://formatLang(get_matrix_line(5).get('pph_dipotong', &quot;&quot;), dp='Bukti Potong PPH No Decimal')" xlink:type="simple">PPH_5</text:a></text:span></text:p></draw:text-box></draw:frame><draw:frame text:anchor-type="paragraph" draw:z-index="66" draw:style-name="gr13" draw:text-style-name="P7" svg:width="1.1177in" svg:height="0.2335in" svg:x="6.0799in" svg:y="4.7063in"><draw:text-box><text:p text:style-name="P8"><text:span text:style-name="T4"><text:a xlink:href="python://formatLang(get_matrix_line(4).get('pph_dipotong', &quot;&quot;), dp='Bukti Potong PPH No Decimal')" xlink:type="simple">PPH_4</text:a></text:span></text:p></draw:text-box></draw:frame><draw:frame text:anchor-type="paragraph" draw:z-index="67" draw:style-name="gr13" draw:text-style-name="P7" svg:width="1.1177in" svg:height="0.2335in" svg:x="6.0799in" svg:y="4.4728in"><draw:text-box><text:p text:style-name="P8"><text:span text:style-name="T4"><text:a xlink:href="python://formatLang(get_matrix_line(3).get('pph_dipotong', &quot;&quot;), dp='Bukti Potong PPH No Decimal')" xlink:type="simple">PPH_3</text:a></text:span></text:p></draw:text-box></draw:frame><draw:frame text:anchor-type="paragraph" draw:z-index="68" draw:style-name="gr13" draw:text-style-name="P7" svg:width="1.1224in" svg:height="0.2386in" svg:x="6.0752in" svg:y="4.2346in"><draw:text-box><text:p text:style-name="P8"><text:span text:style-name="T4"><text:a xlink:href="python://formatLang(get_matrix_line(2).get('pph_dipotong', &quot;&quot;), dp='Bukti Potong PPH No Decimal')" xlink:type="simple">PPH_2</text:a></text:span></text:p></draw:text-box></draw:frame><draw:frame text:anchor-type="paragraph" draw:z-index="69" draw:style-name="gr13" draw:text-style-name="P7" svg:width="1.1224in" svg:height="0.4543in" svg:x="6.0752in" svg:y="3.7807in"><draw:text-box><text:p text:style-name="P8"><text:span text:style-name="T4"><text:a xlink:href="python://formatLang(get_matrix_line(1).get('pph_dipotong', &quot;&quot;), dp='Bukti Potong PPH No Decimal')" xlink:type="simple">PPH_1</text:a></text:span></text:p></draw:text-box></draw:frame><draw:frame text:anchor-type="paragraph" draw:z-index="70" draw:style-name="gr13" draw:text-style-name="P7" svg:width="1.1224in" svg:height="0.7425in" svg:x="6.0752in" svg:y="5.1791in"><draw:text-box><text:p text:style-name="P8"><text:span text:style-name="T4"><text:a xlink:href="python://formatLang(get_matrix_line(6).get('pph_dipotong', &quot;&quot;), dp='Bukti Potong PPH No Decimal')" xlink:type="simple">PPH_6</text:a></text:span></text:p></draw:text-box></draw:frame><draw:frame text:anchor-type="paragraph" draw:z-index="71" draw:style-name="gr13" draw:text-style-name="P7" svg:width="1.1177in" svg:height="0.4469in" svg:x="6.0799in" svg:y="5.9217in"><draw:text-box><text:p text:style-name="P8"><text:span text:style-name="T4"><text:a xlink:href="python://formatLang(get_matrix_line(7).get('pph_dipotong', &quot;&quot;), dp='Bukti Potong PPH No Decimal')" xlink:type="simple">PPH_7</text:a></text:span></text:p></draw:text-box></draw:frame><draw:frame text:anchor-type="paragraph" draw:z-index="72" draw:style-name="gr13" draw:text-style-name="P7" svg:width="1.1177in" svg:height="0.2386in" svg:x="6.0799in" svg:y="6.3681in"><draw:text-box><text:p text:style-name="P8"><text:span text:style-name="T4"><text:a xlink:href="python://formatLang(get_matrix_line(8).get('pph_dipotong', &quot;&quot;), dp='Bukti Potong PPH No Decimal')" xlink:type="simple">PPH_8</text:a></text:span></text:p></draw:text-box></draw:frame><draw:frame text:anchor-type="paragraph" draw:z-index="75" draw:style-name="gr13" draw:text-style-name="P9" svg:width="0.2024in" svg:height="0.1831in" svg:x="5.2319in" svg:y="4.9654in"><draw:text-box><text:p text:style-name="P3"><text:span text:style-name="T4"><text:a xlink:href="python://get_matrix_line(5).get('tarif',%20%22%22)" xlink:type="simple">5</text:a></text:span></text:p></draw:text-box></draw:frame><draw:frame text:anchor-type="paragraph" draw:z-index="76" draw:style-name="gr13" draw:text-style-name="P9" svg:width="0.1906in" svg:height="0.1953in" svg:x="5.2339in" svg:y="4.7319in"><draw:text-box><text:p text:style-name="P3"><text:span text:style-name="T4"><text:a xlink:href="python://get_matrix_line(4).get('tarif',%20%22%22)" xlink:type="simple">4</text:a></text:span></text:p></draw:text-box></draw:frame><draw:frame text:anchor-type="paragraph" draw:z-index="77" draw:style-name="gr13" draw:text-style-name="P9" svg:width="0.1988in" svg:height="0.2079in" svg:x="5.2354in" svg:y="4.4917in"><draw:text-box><text:p text:style-name="P3"><text:span text:style-name="T4"><text:a xlink:href="python://get_matrix_line(3).get('tarif',%20%22%22)" xlink:type="simple">3</text:a></text:span></text:p></draw:text-box></draw:frame><draw:frame text:anchor-type="paragraph" draw:z-index="78" draw:style-name="gr13" draw:text-style-name="P9" svg:width="0.1953in" svg:height="0.1941in" svg:x="5.2346in" svg:y="4.261in"><draw:text-box><text:p text:style-name="P3"><text:span text:style-name="T4"><text:a xlink:href="python://get_matrix_line(2).get('tarif',%20%22%22)" xlink:type="simple">2</text:a></text:span></text:p></draw:text-box></draw:frame><draw:frame text:anchor-type="paragraph" draw:z-index="79" draw:style-name="gr13" draw:text-style-name="P9" svg:width="0.1941in" svg:height="0.1835in" svg:x="5.2362in" svg:y="3.9098in"><draw:text-box><text:p text:style-name="P3"><text:span text:style-name="T4"><text:a xlink:href="python://get_matrix_line(1).get('tarif',%20%22%22)" xlink:type="simple">1</text:a></text:span></text:p></draw:text-box></draw:frame><draw:frame text:anchor-type="paragraph" draw:z-index="80" draw:style-name="gr13" draw:text-style-name="P9" svg:width="0.2094in" svg:height="0.1976in" svg:x="5.2252in" svg:y="5.4173in"><draw:text-box><text:p text:style-name="P3"><text:span text:style-name="T4"><text:a xlink:href="python://get_matrix_line(6).get('tarif',%20%22%22)" xlink:type="simple">6</text:a></text:span></text:p></draw:text-box></draw:frame><draw:frame text:anchor-type="paragraph" draw:z-index="81" draw:style-name="gr13" draw:text-style-name="P9" svg:width="0.185in" svg:height="0.2004in" svg:x="5.2398in" svg:y="6.0126in"><draw:text-box><text:p text:style-name="P3"><text:span text:style-name="T4"><text:a xlink:href="python://get_matrix_line(7).get('tarif',%20%22%22)" xlink:type="simple">7</text:a></text:span></text:p></draw:text-box></draw:frame><draw:frame text:anchor-type="paragraph" draw:z-index="82" draw:style-name="gr13" draw:text-style-name="P9" svg:width="0.1862in" svg:height="0.1878in" svg:x="5.2335in" svg:y="6.3866in"><draw:text-box><text:p text:style-name="P3"><text:span text:style-name="T4"><text:a xlink:href="python://get_matrix_line(8).get('tarif',%20%22%22)" xlink:type="simple">8</text:a></text:span></text:p></draw:text-box></draw:frame><draw:frame text:anchor-type="paragraph" draw:z-index="83" draw:style-name="gr13" draw:text-style-name="P9" svg:width="0.1921in" svg:height="0.1803in" svg:x="5.2374in" svg:y="6.6201in"><draw:text-box><text:p text:style-name="P3"><text:span text:style-name="T4"><text:a xlink:href="python://get_matrix_line(9).get('tarif',%20%22%22)" xlink:type="simple">9</text:a></text:span></text:p></draw:text-box></draw:frame><draw:frame text:anchor-type="paragraph" draw:z-index="84" draw:style-name="gr13" draw:text-style-name="P7" svg:width="0.1913in" svg:height="0.1925in" svg:x="5.2327in" svg:y="6.989in"><draw:text-box><text:p text:style-name="P3"><text:span text:style-name="T4"><text:a xlink:href="python://get_matrix_line(10).get('tarif',%20%22%22)" xlink:type="simple">10</text:a></text:span></text:p></draw:text-box></draw:frame><draw:frame text:anchor-type="paragraph" draw:z-index="85" draw:style-name="gr13" draw:text-style-name="P7" svg:width="0.2004in" svg:height="0.1976in" svg:x="5.239in" svg:y="7.4354in"><draw:text-box><text:p text:style-name="P3"><text:span text:style-name="T4"><text:a xlink:href="python://get_matrix_line(11).get('tarif',%20%22%22)" xlink:type="simple">11</text:a></text:span></text:p></draw:text-box></draw:frame><draw:frame text:anchor-type="paragraph" draw:z-index="86" draw:style-name="gr13" draw:text-style-name="P7" svg:width="1.863in" svg:height="0.2094in" svg:x="3.2764in" svg:y="8.2744in"><draw:text-box><text:p text:style-name="P8"><text:span text:style-name="T4"><text:a xlink:href="python://formatLang(get_total_bruto(), dp='Bukti Potong PPH No Decimal')" xlink:type="simple">TOTAL BRUTO</text:a></text:span></text:p></draw:text-box></draw:frame><draw:frame text:anchor-type="paragraph" draw:z-index="87" draw:style-name="gr13" draw:text-style-name="P7" svg:width="1.1205in" svg:height="0.2157in" svg:x="6.0744in" svg:y="8.2673in"><draw:text-box><text:p text:style-name="P8"><text:span text:style-name="T4"><text:a xlink:href="python://formatLang(o.total_tax, dp='Bukti Potong PPH No Decimal')" xlink:type="simple">TOTAL PPH</text:a></text:span></text:p></draw:text-box></draw:frame><draw:frame text:anchor-type="paragraph" draw:z-index="88" draw:style-name="gr12" draw:text-style-name="P7" svg:width="5.9268in" svg:height="0.1933in" svg:x="1.2638in" svg:y="8.6173in"><draw:text-box><text:p text:style-name="P10"><text:span text:style-name="T5"><text:a xlink:href="python://get_terbilang(o.total_tax)" xlink:type="simple">TERBILANG</text:a></text:span></text:p></draw:text-box></draw:frame><draw:frame text:anchor-type="paragraph" draw:z-index="139" draw:style-name="gr13" draw:text-style-name="P7" svg:width="1.8071in" svg:height="0.1835in" svg:x="4.1902in" svg:y="11.611in"><draw:text-box><text:p text:style-name="P3"><text:span text:style-name="T4"><text:a xlink:href="python://o.ttd_id.name" xlink:type="simple">TTD</text:a></text:span></text:p></draw:text-box></draw:frame><draw:frame text:anchor-type="paragraph" draw:z-index="140" draw:style-name="gr13" draw:text-style-name="P7" svg:width="0.9051in" svg:height="0.1835in" svg:x="3.702in" svg:y="8.998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41" draw:style-name="gr13" draw:text-style-name="P7" svg:width="0.9976in" svg:height="0.1835in" svg:x="4.7063in" svg:y="9.0008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42" draw:style-name="gr13" draw:text-style-name="P7" svg:width="0.3142in" svg:height="0.1835in" svg:x="5.9402in" svg:y="9.002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3" draw:style-name="gr13" draw:text-style-name="P7" svg:width="1.7705in" svg:height="0.1835in" svg:x="3.1516in" svg:y="1.3618in"><draw:text-box><text:p text:style-name="P3"><text:span text:style-name="T4"><text:a xlink:href="python://o.name" xlink:type="simple">NOMOR</text:a></text:span></text:p></draw:text-box></draw:frame><draw:frame text:anchor-type="paragraph" draw:z-index="143" draw:style-name="gr13" draw:text-style-name="P9" svg:width="0.5512in" svg:height="0.2362in" svg:x="5.5244in" svg:y="4.948in"><draw:text-box><text:p text:style-name="P3"><text:span text:style-name="T4"><text:a xlink:href="python://get_matrix_line(5).get('tarif_persen',%20%22%22)" xlink:type="simple">TP_5</text:a></text:span></text:p></draw:text-box></draw:frame><draw:frame text:anchor-type="paragraph" draw:z-index="144" draw:style-name="gr13" draw:text-style-name="P9" svg:width="0.5559in" svg:height="0.2122in" svg:x="5.5244in" svg:y="4.7083in"><draw:text-box><text:p text:style-name="P3"><text:span text:style-name="T4"><text:a xlink:href="python://get_matrix_line(4).get('tarif_persen',%20%22%22)" xlink:type="simple">TP_4</text:a></text:span></text:p></draw:text-box></draw:frame><draw:frame text:anchor-type="paragraph" draw:z-index="145" draw:style-name="gr13" draw:text-style-name="P9" svg:width="0.5661in" svg:height="0.2358in" svg:x="5.5138in" svg:y="4.4728in"><draw:text-box><text:p text:style-name="P3"><text:span text:style-name="T4"><text:a xlink:href="python://get_matrix_line(3).get('tarif_persen',%20%22%22)" xlink:type="simple">TP_3</text:a></text:span></text:p></draw:text-box></draw:frame><draw:frame text:anchor-type="paragraph" draw:z-index="146" draw:style-name="gr13" draw:text-style-name="P9" svg:width="0.5512in" svg:height="0.2295in" svg:x="5.5244in" svg:y="4.2437in"><draw:text-box><text:p text:style-name="P3"><text:span text:style-name="T4"><text:a xlink:href="python://get_matrix_line(2).get('tarif_persen',%20%22%22)" xlink:type="simple">TP_2</text:a></text:span></text:p></draw:text-box></draw:frame><draw:frame text:anchor-type="paragraph" draw:z-index="147" draw:style-name="gr13" draw:text-style-name="P9" svg:width="0.5512in" svg:height="0.4516in" svg:x="5.5244in" svg:y="3.7807in"><draw:text-box><text:p text:style-name="P3"><text:span text:style-name="T4"><text:a xlink:href="python://get_matrix_line(1).get('tarif_persen',%20%22%22)" xlink:type="simple">TP_1</text:a></text:span></text:p></draw:text-box></draw:frame><draw:frame text:anchor-type="paragraph" draw:z-index="148" draw:style-name="gr13" draw:text-style-name="P9" svg:width="0.5559in" svg:height="0.7425in" svg:x="5.5193in" svg:y="5.1791in"><draw:text-box><text:p text:style-name="P3"><text:span text:style-name="T4"><text:a xlink:href="python://get_matrix_line(6).get('tarif_persen',%20%22%22)" xlink:type="simple">TP_6</text:a></text:span></text:p></draw:text-box></draw:frame><draw:frame text:anchor-type="paragraph" draw:z-index="149" draw:style-name="gr13" draw:text-style-name="P9" svg:width="0.5512in" svg:height="0.4469in" svg:x="5.5291in" svg:y="5.9217in"><draw:text-box><text:p text:style-name="P3"><text:span text:style-name="T4"><text:a xlink:href="python://get_matrix_line(7).get('tarif_persen',%20%22%22)" xlink:type="simple">TP_7</text:a></text:span></text:p></draw:text-box></draw:frame><draw:frame text:anchor-type="paragraph" draw:z-index="150" draw:style-name="gr13" draw:text-style-name="P9" svg:width="0.5559in" svg:height="0.2252in" svg:x="5.5244in" svg:y="6.3681in"><draw:text-box><text:p text:style-name="P3"><text:span text:style-name="T4"><text:a xlink:href="python://get_matrix_line(8).get('tarif_persen',%20%22%22)" xlink:type="simple">TP_8</text:a></text:span></text:p></draw:text-box></draw:frame><draw:frame text:anchor-type="paragraph" draw:z-index="151" draw:style-name="gr13" draw:text-style-name="P9" svg:width="0.5606in" svg:height="0.2307in" svg:x="5.5193in" svg:y="6.6063in"><draw:text-box><text:p text:style-name="P3"><text:span text:style-name="T4"><text:a xlink:href="python://get_matrix_line(9).get('tarif_persen',%20%22%22)" xlink:type="simple">TP_9</text:a></text:span></text:p></draw:text-box></draw:frame><draw:frame text:anchor-type="paragraph" draw:z-index="152" draw:style-name="gr13" draw:text-style-name="P7" svg:width="0.5606in" svg:height="0.4606in" svg:x="5.5193in" svg:y="6.8402in"><draw:text-box><text:p text:style-name="P3"><text:span text:style-name="T4"><text:a xlink:href="python://get_matrix_line(10).get('tarif_persen',%20%22%22)" xlink:type="simple">TP_10</text:a></text:span></text:p></draw:text-box></draw:frame><draw:frame text:anchor-type="paragraph" draw:z-index="153" draw:style-name="gr13" draw:text-style-name="P7" svg:width="0.5512in" svg:height="0.4921in" svg:x="5.5291in" svg:y="7.3008in"><draw:text-box><text:p text:style-name="P3"><text:span text:style-name="T4"><text:a xlink:href="python://get_matrix_line(11).get('tarif_persen',%20%22%22)" xlink:type="simple">TP_11</text:a></text:span></text:p></draw:text-box></draw:frame><draw:frame text:anchor-type="paragraph" draw:z-index="174" draw:style-name="gr13" draw:text-style-name="P7" svg:width="1.1268in" svg:height="0.4752in" svg:x="6.0752in" svg:y="7.7925in"><draw:text-box><text:p text:style-name="P8"><text:span text:style-name="T4"><text:a xlink:href="python://formatLang(get_matrix_line(12).get('pph_dipotong', &quot;&quot;), dp='Bukti Potong PPH No Decimal')" xlink:type="simple">PPH_12</text:a></text:span></text:p></draw:text-box></draw:frame><draw:frame text:anchor-type="paragraph" draw:z-index="175" draw:style-name="gr13" draw:text-style-name="P7" svg:width="0.5559in" svg:height="0.478in" svg:x="5.5193in" svg:y="7.7925in"><draw:text-box><text:p text:style-name="P3"><text:span text:style-name="T4"><text:a xlink:href="python://get_matrix_line(12).get('tarif_persen',%20%22%22)" xlink:type="simple">TP_12</text:a></text:span></text:p></draw:text-box></draw:frame><draw:frame text:anchor-type="paragraph" draw:z-index="74" draw:style-name="gr13" draw:text-style-name="P7" svg:width="1.1217in" svg:height="0.4831in" svg:x="6.0799in" svg:y="6.8181in"><draw:text-box><text:p text:style-name="P8"><text:span text:style-name="T4"><text:a xlink:href="python://formatLang(get_matrix_line(10).get('pph_dipotong', &quot;&quot;), dp='Bukti Potong PPH No Decimal')" xlink:type="simple">PPH_10</text:a></text:span></text:p></draw:text-box></draw:frame><draw:frame text:anchor-type="paragraph" draw:z-index="73" draw:style-name="gr13" draw:text-style-name="P7" svg:width="1.1177in" svg:height="0.2098in" svg:x="6.0799in" svg:y="6.6083in"><draw:text-box><text:p text:style-name="P8"><text:span text:style-name="T4"><text:a xlink:href="python://formatLang(get_matrix_line(9).get('pph_dipotong', &quot;&quot;), dp='Bukti Potong PPH No Decimal')" xlink:type="simple">PPH_9</text:a></text:span></text:p></draw:text-box></draw:frame><draw:frame text:anchor-type="paragraph" draw:z-index="176" draw:style-name="gr13" draw:text-style-name="P7" svg:width="1.1268in" svg:height="0.4752in" svg:x="6.0752in" svg:y="7.3008in"><draw:text-box><text:p text:style-name="P8"><text:span text:style-name="T4"><text:a xlink:href="python://formatLang(get_matrix_line(11).get('pph_dipotong', &quot;&quot;), dp='Bukti Potong PPH No Decimal')" xlink:type="simple">PPH_11</text:a></text:span></text:p></draw:text-box></draw:frame><draw:frame text:anchor-type="paragraph" draw:z-index="177" draw:style-name="gr13" draw:text-style-name="P7" svg:width="1.8606in" svg:height="0.4815in" svg:x="3.2835in" svg:y="7.7811in"><draw:text-box><text:p text:style-name="P8"><text:span text:style-name="T4"><text:a xlink:href="python://formatLang(get_matrix_line(12).get('bruto', &quot;&quot;), dp='Bukti Potong PPH No Decimal')" xlink:type="simple">BRUTO_12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43C35D6E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6T16:44:18.383290421</dc:date>
    <meta:editing-duration>PT11H23M5S</meta:editing-duration>
    <meta:editing-cycles>134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